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7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7.295cm"/>
    </style:style>
    <style:style style:name="co5" style:family="table-column">
      <style:table-column-properties fo:break-before="auto" style:column-width="6.387cm"/>
    </style:style>
    <style:style style:name="co6" style:family="table-column">
      <style:table-column-properties fo:break-before="auto" style:column-width="6.052cm"/>
    </style:style>
    <style:style style:name="co7" style:family="table-column">
      <style:table-column-properties fo:break-before="auto" style:column-width="5.581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8.472cm"/>
    </style:style>
    <style:style style:name="co11" style:family="table-column">
      <style:table-column-properties fo:break-before="auto" style:column-width="8.842cm"/>
    </style:style>
    <style:style style:name="co12" style:family="table-column">
      <style:table-column-properties fo:break-before="auto" style:column-width="9.647cm"/>
    </style:style>
    <style:style style:name="co13" style:family="table-column">
      <style:table-column-properties fo:break-before="auto" style:column-width="7.394cm"/>
    </style:style>
    <style:style style:name="co14" style:family="table-column">
      <style:table-column-properties fo:break-before="auto" style:column-width="11.629cm"/>
    </style:style>
    <style:style style:name="co15" style:family="table-column">
      <style:table-column-properties fo:break-before="auto" style:column-width="3.752cm"/>
    </style:style>
    <style:style style:name="co16" style:family="table-column">
      <style:table-column-properties fo:break-before="auto" style:column-width="3.159cm"/>
    </style:style>
    <style:style style:name="co17" style:family="table-column">
      <style:table-column-properties fo:break-before="auto" style:column-width="3.9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14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14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2pt" style:font-size-asian="12pt" style:font-size-complex="12pt"/>
    </style:style>
    <style:style style:name="ce15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16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2pt" style:font-size-asian="12pt" style:font-size-complex="12pt"/>
    </style:style>
    <style:style style:name="ce22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style:text-position="" fo:font-size="12pt" style:font-size-asian="12pt" style:font-size-complex="12pt"/>
    </style:style>
    <style:style style:name="ce27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ackground-color="#ffff00" fo:border="0.06pt solid #000000"/>
      <style:text-properties style:text-position="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style:text-position=""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2" style:family="table-cell" style:parent-style-name="Excel_20_Built-in_20_Currency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00"/>
      <style:text-properties style:text-position="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4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style:text-position="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f00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72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</style:style>
    <style:style style:name="ce74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85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 style:data-style-name="N107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4pt" style:font-size-asian="14pt" style:font-size-complex="14pt"/>
    </style:style>
    <style:style style:name="ce96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Excel_20_Built-in_20_Currency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ffff00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ext-properties fo:font-size="13pt" style:font-size-asian="13pt" style:font-size-complex="13pt"/>
    </style:style>
    <style:style style:name="ce11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3pt" style:font-size-asian="13pt" style:font-size-complex="13pt"/>
    </style:style>
    <style:style style:name="ce112" style:family="table-cell" style:parent-style-name="Default" style:data-style-name="N107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3pt" style:font-size-asian="13pt" style:font-size-complex="13pt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3pt" style:font-size-asian="13pt" style:font-size-complex="13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5" style:family="table-cell" style:parent-style-name="Default">
      <style:table-cell-properties fo:border-bottom="none" fo:border-left="none" fo:border-right="1.5pt solid #000000" fo:border-top="1.5pt solid #000000"/>
      <style:text-properties fo:font-size="13pt" style:font-size-asian="13pt" style:font-size-complex="13pt"/>
    </style:style>
    <style:style style:name="ce116" style:family="table-cell" style:parent-style-name="Default">
      <style:table-cell-properties fo:border-bottom="1.5pt solid #000000" fo:border-left="none" fo:border-right="1.5pt solid #000000" fo:border-top="none"/>
      <style:text-properties fo:font-size="13pt" style:font-size-asian="13pt" style:font-size-complex="13pt"/>
    </style:style>
    <style:style style:name="ce117" style:family="table-cell" style:parent-style-name="Default">
      <style:table-cell-properties fo:border="none"/>
      <style:text-properties fo:font-size="13pt" style:font-size-asian="13pt" style:font-size-complex="13pt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3pt" style:font-size-asian="13pt" style:font-size-complex="13pt"/>
    </style:style>
    <style:style style:name="ce119" style:family="table-cell" style:parent-style-name="Default" style:data-style-name="N11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3pt" style:font-size-asian="13pt" style:font-size-complex="13pt"/>
    </style:style>
    <style:style style:name="ce120" style:family="table-cell" style:parent-style-name="Default">
      <style:table-cell-properties fo:border-bottom="none" fo:border-left="none" fo:border-right="1.5pt solid #000000" fo:border-top="none"/>
      <style:text-properties fo:font-size="13pt" style:font-size-asian="13pt" style:font-size-complex="13pt"/>
    </style:style>
    <style:style style:name="gr1" style:family="graphic">
      <style:graphic-properties svg:stroke-width="0.2cm" svg:stroke-color="#000000" draw:marker-start-width="0.8cm" draw:marker-end-width="0.8cm" draw:fill="none" draw:textarea-vertical-align="middle" draw:auto-grow-height="false" fo:min-height="2.798cm" fo:min-width="0.244cm" fo:padding-top="0.1cm" fo:padding-bottom="0.1cm" fo:padding-left="0.1cm" fo:padding-right="0.1cm"/>
    </style:style>
    <style:style style:name="gr2" style:family="graphic">
      <style:graphic-properties svg:stroke-width="0.2cm" svg:stroke-color="#000000" draw:marker-start-width="0.8cm" draw:marker-end-width="0.8cm" draw:fill="none" draw:textarea-vertical-align="middle" draw:auto-grow-height="false" fo:min-height="2.598cm" fo:min-width="0.044cm" fo:padding-top="0.1cm" fo:padding-bottom="0.1cm" fo:padding-left="0.1cm" fo:padding-right="0.1cm"/>
    </style:style>
    <style:style style:name="gr3" style:family="graphic">
      <style:graphic-properties svg:stroke-width="0.2cm" svg:stroke-color="#000000" draw:marker-start-width="0.8cm" draw:marker-end-width="0.8cm" draw:fill="none" draw:textarea-vertical-align="middle" draw:auto-grow-height="false" fo:min-height="3.555cm" fo:min-width="0.044cm" fo:padding-top="0.1cm" fo:padding-bottom="0.1cm" fo:padding-left="0.1cm" fo:padding-right="0.1cm"/>
    </style:style>
    <style:style style:name="P1" style:family="paragraph">
      <style:paragraph-properties fo:text-align="center"/>
    </style:style>
  </office:automatic-styles>
  <office:body>
    <office:spreadsheet>
      <table:table table:name="Balance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3"/>
        <table:table-column table:style-name="co6" table:number-columns-repeated="2" table:default-cell-style-name="ce13"/>
        <table:table-column table:style-name="co6" table:default-cell-style-name="ce26"/>
        <table:table-column table:style-name="co1" table:number-columns-repeated="1015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2">
            <text:p>MARXCOS S.A</text:p>
          </table:table-cell>
          <table:covered-table-cell table:style-name="ce2"/>
          <table:covered-table-cell table:number-columns-repeated="6"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2"/>
          <table:covered-table-cell table:number-columns-repeated="6"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BALANCE GENERAL</text:p>
          </table:table-cell>
          <table:covered-table-cell table:style-name="ce2"/>
          <table:covered-table-cell table:number-columns-repeated="6"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AÑOS 2012-2013</text:p>
          </table:table-cell>
          <table:covered-table-cell table:style-name="ce2"/>
          <table:covered-table-cell table:number-columns-repeated="6"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number-columns-spanned="1" table:number-rows-spanned="3"/>
          <table:table-cell table:style-name="ce11" office:value-type="string" calcext:value-type="string" table:number-columns-spanned="2" table:number-rows-spanned="2">
            <text:p>AÑO</text:p>
          </table:table-cell>
          <table:covered-table-cell table:style-name="ce5"/>
          <table:table-cell table:style-name="ce20" office:value-type="string" calcext:value-type="string" table:number-columns-spanned="2" table:number-rows-spanned="2">
            <text:p>ANALISIS HORIZONTAL</text:p>
          </table:table-cell>
          <table:covered-table-cell table:style-name="ce5"/>
          <table:table-cell table:style-name="ce24" office:value-type="string" calcext:value-type="string" table:number-columns-spanned="2" table:number-rows-spanned="2">
            <text:p>ANALISIS VERTICAL</text:p>
          </table:table-cell>
          <table:covered-table-cell table:style-name="ce25"/>
          <table:table-cell table:style-name="ce5" table:number-columns-spanned="1" table:number-rows-spanned="2"/>
          <table:table-cell table:number-columns-repeated="1015"/>
        </table:table-row>
        <table:table-row table:style-name="ro1">
          <table:table-cell/>
          <table:covered-table-cell/>
          <table:covered-table-cell table:number-columns-repeated="7" table:style-name="ce5"/>
          <table:table-cell table:number-columns-repeated="1015"/>
        </table:table-row>
        <table:table-row table:style-name="ro3">
          <table:table-cell table:style-name="ce1"/>
          <table:covered-table-cell table:style-name="ce6"/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string" calcext:value-type="string">
            <text:p>VARIABLE ABSOLUTA</text:p>
          </table:table-cell>
          <table:table-cell table:style-name="ce11" office:value-type="string" calcext:value-type="string">
            <text:p>VARIABLE RELATIVA</text:p>
          </table:table-cell>
          <table:table-cell table:style-name="ce11" office:value-type="string" calcext:value-type="string">
            <text:p>AÑO 2012</text:p>
          </table:table-cell>
          <table:table-cell table:style-name="ce11" office:value-type="string" calcext:value-type="string">
            <text:p>AÑO 2013</text:p>
          </table:table-cell>
          <table:table-cell table:style-name="ce11" office:value-type="string" calcext:value-type="string">
            <text:p>USOS/FUENTES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ACTIVOS</text:p>
          </table:table-cell>
          <table:table-cell table:style-name="ce11" table:number-columns-repeated="7"/>
          <table:table-cell table:style-name="ce1"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ACTIVO CORRIENTE</text:p>
          </table:table-cell>
          <table:table-cell table:style-name="ce12" table:number-columns-repeated="7"/>
          <table:table-cell table:style-name="ce2" table:number-columns-repeated="1015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3"/>
          <table:table-cell table:style-name="ce13"/>
          <table:table-cell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Efectivo</text:p>
          </table:table-cell>
          <table:table-cell table:style-name="ce14" office:value-type="currency" office:currency="USD" office:value="210" calcext:value-type="currency">
            <text:p>$210.00</text:p>
          </table:table-cell>
          <table:table-cell table:style-name="ce14" office:value-type="currency" office:currency="USD" office:value="215" calcext:value-type="currency">
            <text:p>$215.00</text:p>
          </table:table-cell>
          <table:table-cell table:style-name="ce14" table:formula="of:=[.D12]-[.C12]" office:value-type="currency" office:currency="USD" office:value="5" calcext:value-type="currency">
            <text:p>$5.00</text:p>
          </table:table-cell>
          <table:table-cell table:style-name="ce21" table:formula="of:=[.E12]/[.C12]" office:value-type="percentage" office:value="0.0238095238095238" calcext:value-type="percentage">
            <text:p>2.38%</text:p>
          </table:table-cell>
          <table:table-cell table:style-name="ce21" table:formula="of:=[.C12]/[.C26]" office:value-type="percentage" office:value="0.0293419030319966" calcext:value-type="percentage">
            <text:p>2.93%</text:p>
          </table:table-cell>
          <table:table-cell table:style-name="ce21" table:formula="of:=[.D12]/[.D26]" office:value-type="percentage" office:value="0.0291327913279133" calcext:value-type="percentage">
            <text:p>2.91%</text:p>
          </table:table-cell>
          <table:table-cell table:formula="of:=IF([.E12]&gt;0;&quot;USO&quot;;IF([.E12]&lt;0;&quot;FUENTE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Cuentas por Cobrar</text:p>
          </table:table-cell>
          <table:table-cell table:style-name="ce14" office:value-type="currency" office:currency="USD" office:value="355" calcext:value-type="currency">
            <text:p>$355.00</text:p>
          </table:table-cell>
          <table:table-cell table:style-name="ce14" office:value-type="currency" office:currency="USD" office:value="310" calcext:value-type="currency">
            <text:p>$310.00</text:p>
          </table:table-cell>
          <table:table-cell table:style-name="ce14" table:formula="of:=[.D13]-[.C13]" office:value-type="currency" office:currency="USD" office:value="-45" calcext:value-type="currency">
            <text:p>$-45.00</text:p>
          </table:table-cell>
          <table:table-cell table:style-name="ce21" table:formula="of:=[.E13]/[.C13]" office:value-type="percentage" office:value="-0.126760563380282" calcext:value-type="percentage">
            <text:p>-12.68%</text:p>
          </table:table-cell>
          <table:table-cell table:style-name="ce21" table:formula="of:=[.C13]/[.C26]" office:value-type="percentage" office:value="0.0496017884588515" calcext:value-type="percentage">
            <text:p>4.96%</text:p>
          </table:table-cell>
          <table:table-cell table:style-name="ce21" table:formula="of:=[.D13]/[.D26]" office:value-type="percentage" office:value="0.0420054200542005" calcext:value-type="percentage">
            <text:p>4.20%</text:p>
          </table:table-cell>
          <table:table-cell table:formula="of:=IF([.E13]&gt;0;&quot;USO&quot;;IF([.E13]&lt;0;&quot;FUENTE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Inventario</text:p>
          </table:table-cell>
          <table:table-cell table:style-name="ce14" office:value-type="currency" office:currency="USD" office:value="507" calcext:value-type="currency">
            <text:p>$507.00</text:p>
          </table:table-cell>
          <table:table-cell table:style-name="ce14" office:value-type="currency" office:currency="USD" office:value="328" calcext:value-type="currency">
            <text:p>$328.00</text:p>
          </table:table-cell>
          <table:table-cell table:style-name="ce14" table:formula="of:=[.D14]-[.C14]" office:value-type="currency" office:currency="USD" office:value="-179" calcext:value-type="currency">
            <text:p>$-179.00</text:p>
          </table:table-cell>
          <table:table-cell table:style-name="ce21" table:formula="of:=[.E14]/[.C14]" office:value-type="percentage" office:value="-0.353057199211045" calcext:value-type="percentage">
            <text:p>-35.31%</text:p>
          </table:table-cell>
          <table:table-cell table:style-name="ce21" table:formula="of:=[.C14]/[.C26]" office:value-type="percentage" office:value="0.0708397373201062" calcext:value-type="percentage">
            <text:p>7.08%</text:p>
          </table:table-cell>
          <table:table-cell table:style-name="ce21" table:formula="of:=[.D14]/[.D26]" office:value-type="percentage" office:value="0.0444444444444444" calcext:value-type="percentage">
            <text:p>4.44%</text:p>
          </table:table-cell>
          <table:table-cell table:formula="of:=IF([.E14]&gt;0;&quot;USO&quot;;IF([.E14]&lt;0;&quot;FUENTE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number-columns-repeated="6"/>
          <table:table-cell table:style-name="ce21" table:number-columns-repeated="2"/>
          <table:table-cell table:style-name="ce13"/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TOTAL ACTIVOS CORRIENTE</text:p>
          </table:table-cell>
          <table:table-cell table:style-name="ce16" table:formula="of:=SUM([.C12:.C14])" office:value-type="currency" office:currency="USD" office:value="1072" calcext:value-type="currency">
            <text:p>$1,072.00</text:p>
          </table:table-cell>
          <table:table-cell table:style-name="ce16" table:formula="of:=SUM([.D12:.D14])" office:value-type="currency" office:currency="USD" office:value="853" calcext:value-type="currency">
            <text:p>$853.00</text:p>
          </table:table-cell>
          <table:table-cell table:style-name="ce16" table:formula="of:=[.D16]-[.C16]" office:value-type="currency" office:currency="USD" office:value="-219" calcext:value-type="currency">
            <text:p>$-219.00</text:p>
          </table:table-cell>
          <table:table-cell table:style-name="ce22" table:formula="of:=[.E16]/[.C16]" office:value-type="percentage" office:value="-0.204291044776119" calcext:value-type="percentage">
            <text:p>-20.43%</text:p>
          </table:table-cell>
          <table:table-cell table:style-name="ce21" table:formula="of:=[.C16]/[.C26]" office:value-type="percentage" office:value="0.149783428810954" calcext:value-type="percentage">
            <text:p>14.98%</text:p>
          </table:table-cell>
          <table:table-cell table:style-name="ce21" table:formula="of:=[.D16]/[.D26]" office:value-type="percentage" office:value="0.115582655826558" calcext:value-type="percentage">
            <text:p>11.56%</text:p>
          </table:table-cell>
          <table:table-cell table:style-name="ce27" table:formula="of:=IF([.E16]&gt;0;&quot;USO&quot;;IF([.E16]&lt;0;&quot;FUENTE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1" table:number-rows-repeated="2">
          <table:table-cell table:number-columns-repeated="8"/>
          <table:table-cell table:style-name="ce13"/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ACTIVOS FIJOS</text:p>
          </table:table-cell>
          <table:table-cell table:style-name="ce16" table:number-columns-repeated="3"/>
          <table:table-cell table:style-name="ce12" table:number-columns-repeated="4"/>
          <table:table-cell table:style-name="ce2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Planta y Equipo</text:p>
          </table:table-cell>
          <table:table-cell table:style-name="ce14" office:value-type="currency" office:currency="USD" office:value="6085" calcext:value-type="currency">
            <text:p>$6,085.00</text:p>
          </table:table-cell>
          <table:table-cell table:style-name="ce14" office:value-type="currency" office:currency="USD" office:value="6527" calcext:value-type="currency">
            <text:p>$6,527.00</text:p>
          </table:table-cell>
          <table:table-cell table:style-name="ce14" table:formula="of:=[.D21]-[.C21]" office:value-type="currency" office:currency="USD" office:value="442" calcext:value-type="currency">
            <text:p>$442.00</text:p>
          </table:table-cell>
          <table:table-cell table:style-name="ce21" table:formula="of:=[.E21]/[.C21]" office:value-type="percentage" office:value="0.0726376335250616" calcext:value-type="percentage">
            <text:p>7.26%</text:p>
          </table:table-cell>
          <table:table-cell table:style-name="ce21" table:formula="of:=[.C21]/[.C26]" office:value-type="percentage" office:value="0.850216571189046" calcext:value-type="percentage">
            <text:p>85.02%</text:p>
          </table:table-cell>
          <table:table-cell table:style-name="ce21" table:formula="of:=[.D21]/[.D26]" office:value-type="percentage" office:value="0.884417344173442" calcext:value-type="percentage">
            <text:p>88.44%</text:p>
          </table:table-cell>
          <table:table-cell table:formula="of:=IF([.E21]&gt;0;&quot;USO&quot;;IF([.E21]&lt;0;&quot;FUENTE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Depreciacion Acumulada</text:p>
          </table:table-cell>
          <table:table-cell table:number-columns-repeated="2" table:style-name="ce14" office:value-type="currency" office:currency="USD" office:value="0" calcext:value-type="currency">
            <text:p>$0.00</text:p>
          </table:table-cell>
          <table:table-cell table:style-name="ce14" table:formula="of:=[.D22]-[.C22]" office:value-type="currency" office:currency="USD" office:value="0" calcext:value-type="currency">
            <text:p>$0.00</text:p>
          </table:table-cell>
          <table:table-cell table:style-name="ce21" table:formula="of:=[.E22]/[.C22]" office:value-type="string" office:string-value="" calcext:value-type="error">
            <text:p>#DIV/0!</text:p>
          </table:table-cell>
          <table:table-cell table:style-name="ce21" table:formula="of:=[.C22]/[.C26]" office:value-type="percentage" office:value="0" calcext:value-type="percentage">
            <text:p>0.00%</text:p>
          </table:table-cell>
          <table:table-cell table:style-name="ce21" table:formula="of:=[.D22]/[.D26]" office:value-type="percentage" office:value="0" calcext:value-type="percentage">
            <text:p>0.00%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TOTAL DE ACTIVOS FIJOS</text:p>
          </table:table-cell>
          <table:table-cell table:style-name="ce16" table:formula="of:=[.C21]-[.C22]" office:value-type="currency" office:currency="USD" office:value="6085" calcext:value-type="currency">
            <text:p>$6,085.00</text:p>
          </table:table-cell>
          <table:table-cell table:style-name="ce16" table:formula="of:=[.D21]-[.D22]" office:value-type="currency" office:currency="USD" office:value="6527" calcext:value-type="currency">
            <text:p>$6,527.00</text:p>
          </table:table-cell>
          <table:table-cell table:style-name="ce16" table:formula="of:=[.D24]-[.C24]" office:value-type="currency" office:currency="USD" office:value="442" calcext:value-type="currency">
            <text:p>$442.00</text:p>
          </table:table-cell>
          <table:table-cell table:style-name="ce22" table:formula="of:=[.E24]/[.C24]" office:value-type="percentage" office:value="0.0726376335250616" calcext:value-type="percentage">
            <text:p>7.26%</text:p>
          </table:table-cell>
          <table:table-cell table:style-name="ce22" table:formula="of:=[.C24]/[.C26]" office:value-type="percentage" office:value="0.850216571189046" calcext:value-type="percentage">
            <text:p>85.02%</text:p>
          </table:table-cell>
          <table:table-cell table:style-name="ce22" table:formula="of:=[.D24]/[.D26]" office:value-type="percentage" office:value="0.884417344173442" calcext:value-type="percentage">
            <text:p>88.44%</text:p>
          </table:table-cell>
          <table:table-cell table:style-name="ce27" table:formula="of:=IF([.E24]&gt;0;&quot;USO&quot;;IF([.E24]&lt;0;&quot;FUENTE&quot;))" office:value-type="string" office:string-value="USO" calcext:value-type="string">
            <text:p>USO</text:p>
          </table:table-cell>
          <table:table-cell table:style-name="ce2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3">
          <table:table-cell table:style-name="ce1"/>
          <table:table-cell table:style-name="ce9" office:value-type="string" calcext:value-type="string">
            <text:p>TOTAL ACTIVOS</text:p>
          </table:table-cell>
          <table:table-cell table:style-name="ce17" table:formula="of:=SUM([.C16]+[.C24])" office:value-type="currency" office:currency="USD" office:value="7157" calcext:value-type="currency">
            <text:p>$7,157.00</text:p>
          </table:table-cell>
          <table:table-cell table:style-name="ce17" table:formula="of:=SUM([.D16]+[.D24])" office:value-type="currency" office:currency="USD" office:value="7380" calcext:value-type="currency">
            <text:p>$7,380.00</text:p>
          </table:table-cell>
          <table:table-cell table:style-name="ce17" table:formula="of:=[.D26]-[.C26]" office:value-type="currency" office:currency="USD" office:value="223" calcext:value-type="currency">
            <text:p>$223.00</text:p>
          </table:table-cell>
          <table:table-cell table:style-name="ce23" table:formula="of:=[.E26]/[.C26]" office:value-type="percentage" office:value="0.031158306553025" calcext:value-type="percentage">
            <text:p>3.12%</text:p>
          </table:table-cell>
          <table:table-cell table:style-name="ce23" table:formula="of:=SUM([.G16]+[.G24])" office:value-type="percentage" office:value="1" calcext:value-type="percentage">
            <text:p>100.00%</text:p>
          </table:table-cell>
          <table:table-cell table:style-name="ce23" table:formula="of:=SUM([.H16]+[.H24])" office:value-type="percentage" office:value="1" calcext:value-type="percentage">
            <text:p>100.00%</text:p>
          </table:table-cell>
          <table:table-cell table:style-name="ce28" table:formula="of:=IF([.E26]&gt;0;&quot;USO&quot;;IF([.E26]&lt;0;&quot;FUENTE&quot;))" office:value-type="string" office:string-value="USO" calcext:value-type="string">
            <text:p>USO</text:p>
          </table:table-cell>
          <table:table-cell table:style-name="ce1" table:number-columns-repeated="1015"/>
        </table:table-row>
        <table:table-row table:style-name="ro1">
          <table:table-cell/>
          <table:table-cell table:number-columns-spanned="8" table:number-rows-spanned="2"/>
          <table:covered-table-cell table:number-columns-repeated="6"/>
          <table:covered-table-cell table:style-name="ce13"/>
          <table:table-cell table:number-columns-repeated="1015"/>
        </table:table-row>
        <table:table-row table:style-name="ro1">
          <table:table-cell/>
          <table:covered-table-cell table:number-columns-repeated="7"/>
          <table:covered-table-cell table:style-name="ce13"/>
          <table:table-cell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PASIVOS</text:p>
          </table:table-cell>
          <table:table-cell table:style-name="ce18" table:number-columns-repeated="3"/>
          <table:table-cell table:style-name="ce11" table:number-columns-repeated="4"/>
          <table:table-cell table:style-name="ce1"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PASIVOS CIRCULANTE</text:p>
          </table:table-cell>
          <table:table-cell table:style-name="ce16" table:number-columns-repeated="3"/>
          <table:table-cell table:style-name="ce12" table:number-columns-repeated="4"/>
          <table:table-cell table:style-name="ce2" table:number-columns-repeated="1015"/>
        </table:table-row>
        <table:table-row table:style-name="ro1">
          <table:table-cell table:number-columns-repeated="8"/>
          <table:table-cell table:style-name="ce13"/>
          <table:table-cell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Cuentas por Pagar</text:p>
          </table:table-cell>
          <table:table-cell table:style-name="ce14" office:value-type="currency" office:currency="USD" office:value="207" calcext:value-type="currency">
            <text:p>$207.00</text:p>
          </table:table-cell>
          <table:table-cell table:style-name="ce14" office:value-type="currency" office:currency="USD" office:value="298" calcext:value-type="currency">
            <text:p>$298.00</text:p>
          </table:table-cell>
          <table:table-cell table:style-name="ce14" table:formula="of:=[.D32]-[.C32]" office:value-type="currency" office:currency="USD" office:value="91" calcext:value-type="currency">
            <text:p>$91.00</text:p>
          </table:table-cell>
          <table:table-cell table:style-name="ce21" table:formula="of:=[.E32]/[.C32]" office:value-type="percentage" office:value="0.439613526570048" calcext:value-type="percentage">
            <text:p>43.96%</text:p>
          </table:table-cell>
          <table:table-cell table:style-name="ce21" table:formula="of:=[.C32]/[.C45]" office:value-type="percentage" office:value="0.0529547198772064" calcext:value-type="percentage">
            <text:p>5.30%</text:p>
          </table:table-cell>
          <table:table-cell table:style-name="ce21" table:formula="of:=[.D32]/[.D45]" office:value-type="percentage" office:value="0.0738904041656335" calcext:value-type="percentage">
            <text:p>7.39%</text:p>
          </table:table-cell>
          <table:table-cell table:formula="of:=IF([.E32]&gt;0;&quot;FUENTE&quot;;IF([.E32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Documentos por Pagar</text:p>
          </table:table-cell>
          <table:table-cell table:style-name="ce14" office:value-type="currency" office:currency="USD" office:value="1715" calcext:value-type="currency">
            <text:p>$1,715.00</text:p>
          </table:table-cell>
          <table:table-cell table:style-name="ce14" office:value-type="currency" office:currency="USD" office:value="1427" calcext:value-type="currency">
            <text:p>$1,427.00</text:p>
          </table:table-cell>
          <table:table-cell table:style-name="ce14" table:formula="of:=[.D33]-[.C33]" office:value-type="currency" office:currency="USD" office:value="-288" calcext:value-type="currency">
            <text:p>$-288.00</text:p>
          </table:table-cell>
          <table:table-cell table:style-name="ce21" table:formula="of:=[.E33]/[.C33]" office:value-type="percentage" office:value="-0.167930029154519" calcext:value-type="percentage">
            <text:p>-16.79%</text:p>
          </table:table-cell>
          <table:table-cell table:style-name="ce21" table:formula="of:=[.C33]/[.C45]" office:value-type="percentage" office:value="0.438731133282169" calcext:value-type="percentage">
            <text:p>43.87%</text:p>
          </table:table-cell>
          <table:table-cell table:style-name="ce21" table:formula="of:=[.D33]/[.D45]" office:value-type="percentage" office:value="0.353830895115299" calcext:value-type="percentage">
            <text:p>35.38%</text:p>
          </table:table-cell>
          <table:table-cell table:formula="of:=IF([.E33]&gt;0;&quot;FUENTE&quot;;IF([.E33]&lt;0;&quot;USO&quot;))" office:value-type="string" office:string-value="USO" calcext:value-type="string">
            <text:p>U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Otros Pasivos</text:p>
          </table:table-cell>
          <table:table-cell table:number-columns-repeated="2" table:style-name="ce14" office:value-type="currency" office:currency="USD" office:value="0" calcext:value-type="currency">
            <text:p>$0.00</text:p>
          </table:table-cell>
          <table:table-cell table:style-name="ce14" table:formula="of:=[.D34]-[.C34]" office:value-type="currency" office:currency="USD" office:value="0" calcext:value-type="currency">
            <text:p>$0.00</text:p>
          </table:table-cell>
          <table:table-cell table:style-name="ce21" table:formula="of:=[.E34]/[.C34]" office:value-type="string" office:string-value="" calcext:value-type="error">
            <text:p>#DIV/0!</text:p>
          </table:table-cell>
          <table:table-cell table:style-name="ce21" table:formula="of:=[.C34]/[.C45]" office:value-type="percentage" office:value="0" calcext:value-type="percentage">
            <text:p>0.00%</text:p>
          </table:table-cell>
          <table:table-cell table:style-name="ce21" table:formula="of:=[.D34]/[.D45]" office:value-type="percentage" office:value="0" calcext:value-type="percentage">
            <text:p>0.00%</text:p>
          </table:table-cell>
          <table:table-cell table:formula="of:=IF([.E34]&gt;0;&quot;FUENTE&quot;;IF([.E34]&lt;0;&quot;USO&quot;))" office:value-type="boolean" office:boolean-value="false" calcext:value-type="boolean">
            <text:p>FALSO</text:p>
          </table:table-cell>
          <table:table-cell table:style-name="ce3"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2"/>
          <table:table-cell table:style-name="ce7" office:value-type="string" calcext:value-type="string">
            <text:p>TOTAL PASIVOS CIRCULANTE</text:p>
          </table:table-cell>
          <table:table-cell table:style-name="ce16" table:formula="of:=SUM([.C32:.C34])" office:value-type="currency" office:currency="USD" office:value="1922" calcext:value-type="currency">
            <text:p>$1,922.00</text:p>
          </table:table-cell>
          <table:table-cell table:style-name="ce16" table:formula="of:=SUM([.D32:.D34])" office:value-type="currency" office:currency="USD" office:value="1725" calcext:value-type="currency">
            <text:p>$1,725.00</text:p>
          </table:table-cell>
          <table:table-cell table:style-name="ce16" table:formula="of:=[.D36]-[.C36]" office:value-type="currency" office:currency="USD" office:value="-197" calcext:value-type="currency">
            <text:p>$-197.00</text:p>
          </table:table-cell>
          <table:table-cell table:style-name="ce22" table:formula="of:=[.E36]/[.C36]" office:value-type="percentage" office:value="-0.102497398543184" calcext:value-type="percentage">
            <text:p>-10.25%</text:p>
          </table:table-cell>
          <table:table-cell table:style-name="ce22" table:formula="of:=[.C36]/[.C45]" office:value-type="percentage" office:value="0.491685853159376" calcext:value-type="percentage">
            <text:p>49.17%</text:p>
          </table:table-cell>
          <table:table-cell table:style-name="ce22" table:formula="of:=[.D36]/[.D45]" office:value-type="percentage" office:value="0.427721299280932" calcext:value-type="percentage">
            <text:p>42.77%</text:p>
          </table:table-cell>
          <table:table-cell table:style-name="ce29" table:formula="of:=IF([.E36]&gt;0;&quot;FUENTE&quot;;IF([.E36]&lt;0;&quot;USO&quot;))" office:value-type="string" office:string-value="USO" calcext:value-type="string">
            <text:p>USO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PASIVOS A LARGO PLAZO</text:p>
          </table:table-cell>
          <table:table-cell table:style-name="ce16" table:number-columns-repeated="3"/>
          <table:table-cell table:style-name="ce12" table:number-columns-repeated="3"/>
          <table:table-cell/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style-name="ce8" office:value-type="string" calcext:value-type="string">
            <text:p>Deuda a Largo Plazo</text:p>
          </table:table-cell>
          <table:table-cell table:style-name="ce14" office:value-type="currency" office:currency="USD" office:value="1987" calcext:value-type="currency">
            <text:p>$1,987.00</text:p>
          </table:table-cell>
          <table:table-cell table:style-name="ce14" office:value-type="currency" office:currency="USD" office:value="2308" calcext:value-type="currency">
            <text:p>$2,308.00</text:p>
          </table:table-cell>
          <table:table-cell table:style-name="ce14" table:formula="of:=[.D40]-[.C40]" office:value-type="currency" office:currency="USD" office:value="321" calcext:value-type="currency">
            <text:p>$321.00</text:p>
          </table:table-cell>
          <table:table-cell table:style-name="ce21" table:formula="of:=[.E40]/[.C40]" office:value-type="percentage" office:value="0.161550075490689" calcext:value-type="percentage">
            <text:p>16.16%</text:p>
          </table:table-cell>
          <table:table-cell table:style-name="ce21" table:formula="of:=[.C40]/[.C45]" office:value-type="percentage" office:value="0.508314146840624" calcext:value-type="percentage">
            <text:p>50.83%</text:p>
          </table:table-cell>
          <table:table-cell table:style-name="ce21" table:formula="of:=[.D40]/[.D45]" office:value-type="percentage" office:value="0.572278700719068" calcext:value-type="percentage">
            <text:p>57.23%</text:p>
          </table:table-cell>
          <table:table-cell table:formula="of:=IF([.E40]&gt;0;&quot;FUENTE&quot;;IF([.E40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TOTAL PASIVOS A LARGO PLAZO</text:p>
          </table:table-cell>
          <table:table-cell table:style-name="ce16" table:formula="of:=SUM([.C40])" office:value-type="currency" office:currency="USD" office:value="1987" calcext:value-type="currency">
            <text:p>$1,987.00</text:p>
          </table:table-cell>
          <table:table-cell table:style-name="ce16" table:formula="of:=SUM([.D40])" office:value-type="currency" office:currency="USD" office:value="2308" calcext:value-type="currency">
            <text:p>$2,308.00</text:p>
          </table:table-cell>
          <table:table-cell table:style-name="ce16" table:formula="of:=[.D43]-[.C43]" office:value-type="currency" office:currency="USD" office:value="321" calcext:value-type="currency">
            <text:p>$321.00</text:p>
          </table:table-cell>
          <table:table-cell table:style-name="ce22" table:formula="of:=[.E43]/[.C43]" office:value-type="percentage" office:value="0.161550075490689" calcext:value-type="percentage">
            <text:p>16.16%</text:p>
          </table:table-cell>
          <table:table-cell table:style-name="ce22" table:formula="of:=[.C43]/[.C45]" office:value-type="percentage" office:value="0.508314146840624" calcext:value-type="percentage">
            <text:p>50.83%</text:p>
          </table:table-cell>
          <table:table-cell table:style-name="ce22" table:formula="of:=[.D43]/[.D45]" office:value-type="percentage" office:value="0.572278700719068" calcext:value-type="percentage">
            <text:p>57.23%</text:p>
          </table:table-cell>
          <table:table-cell table:style-name="ce27" table:formula="of:=IF([.E43]&gt;0;&quot;FUENTE&quot;;IF([.E43]&lt;0;&quot;USO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4">
          <table:table-cell/>
          <table:table-cell table:style-name="ce10"/>
          <table:table-cell table:style-name="ce19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7" office:value-type="string" calcext:value-type="string">
            <text:p>TOTAL PASIVOS</text:p>
          </table:table-cell>
          <table:table-cell table:style-name="ce16" table:formula="of:=SUM([.C36]+[.C43])" office:value-type="currency" office:currency="USD" office:value="3909" calcext:value-type="currency">
            <text:p>$3,909.00</text:p>
          </table:table-cell>
          <table:table-cell table:style-name="ce16" table:formula="of:=SUM([.D36]+[.D43])" office:value-type="currency" office:currency="USD" office:value="4033" calcext:value-type="currency">
            <text:p>$4,033.00</text:p>
          </table:table-cell>
          <table:table-cell table:style-name="ce16" table:formula="of:=[.D45]-[.C45]" office:value-type="currency" office:currency="USD" office:value="124" calcext:value-type="currency">
            <text:p>$124.00</text:p>
          </table:table-cell>
          <table:table-cell table:style-name="ce22" table:formula="of:=[.E45]/[.C45]" office:value-type="percentage" office:value="0.0317216679457662" calcext:value-type="percentage">
            <text:p>3.17%</text:p>
          </table:table-cell>
          <table:table-cell table:style-name="ce22" table:formula="of:=SUM([.G36]+[.G43])" office:value-type="percentage" office:value="1" calcext:value-type="percentage">
            <text:p>100.00%</text:p>
          </table:table-cell>
          <table:table-cell table:style-name="ce22" table:formula="of:=[.H36]+[.H43]" office:value-type="percentage" office:value="1" calcext:value-type="percentage">
            <text:p>100.00%</text:p>
          </table:table-cell>
          <table:table-cell table:style-name="ce27" table:formula="of:=IF([.E45]&gt;0;&quot;FUENTE&quot;;IF([.E45]&lt;0;&quot;USO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1"/>
          <table:table-cell table:style-name="ce6" office:value-type="string" calcext:value-type="string">
            <text:p>PATRIMONIO</text:p>
          </table:table-cell>
          <table:table-cell table:style-name="ce18" table:number-columns-repeated="3"/>
          <table:table-cell table:style-name="ce11" table:number-columns-repeated="3"/>
          <table:table-cell/>
          <table:table-cell table:style-name="ce1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style-name="ce8" office:value-type="string" calcext:value-type="string">
            <text:p>Capital</text:p>
          </table:table-cell>
          <table:table-cell table:number-columns-repeated="2" table:style-name="ce14" office:value-type="currency" office:currency="USD" office:value="1000" calcext:value-type="currency">
            <text:p>$1,000.00</text:p>
          </table:table-cell>
          <table:table-cell table:style-name="ce14" table:formula="of:=[.D49]-[.C49]" office:value-type="currency" office:currency="USD" office:value="0" calcext:value-type="currency">
            <text:p>$0.00</text:p>
          </table:table-cell>
          <table:table-cell table:style-name="ce21" table:formula="of:=[.E49]/[.C49]" office:value-type="percentage" office:value="0" calcext:value-type="percentage">
            <text:p>0.00%</text:p>
          </table:table-cell>
          <table:table-cell table:style-name="ce21" table:formula="of:=[.C49]/[.C52]" office:value-type="percentage" office:value="0.307881773399015" calcext:value-type="percentage">
            <text:p>30.79%</text:p>
          </table:table-cell>
          <table:table-cell table:style-name="ce21" table:formula="of:=[.D49]/[.D52]" office:value-type="percentage" office:value="0.298775022408127" calcext:value-type="percentage">
            <text:p>29.88%</text:p>
          </table:table-cell>
          <table:table-cell table:formula="of:=IF([.E49]&gt;0;&quot;FUENTE&quot;;IF([.E49]&lt;0;&quot;USO&quot;))" office:value-type="boolean" office:boolean-value="false" calcext:value-type="boolean">
            <text:p>FALSO</text:p>
          </table:table-cell>
          <table:table-cell table:style-name="ce3" table:number-columns-repeated="1015"/>
        </table:table-row>
        <table:table-row table:style-name="ro4">
          <table:table-cell table:style-name="ce3"/>
          <table:table-cell table:style-name="ce8" office:value-type="string" calcext:value-type="string">
            <text:p>Utilidad Retenida</text:p>
          </table:table-cell>
          <table:table-cell table:style-name="ce14" office:value-type="currency" office:currency="USD" office:value="2248" calcext:value-type="currency">
            <text:p>$2,248.00</text:p>
          </table:table-cell>
          <table:table-cell table:style-name="ce14" office:value-type="currency" office:currency="USD" office:value="2347" calcext:value-type="currency">
            <text:p>$2,347.00</text:p>
          </table:table-cell>
          <table:table-cell table:style-name="ce14" table:formula="of:=[.D50]-[.C50]" office:value-type="currency" office:currency="USD" office:value="99" calcext:value-type="currency">
            <text:p>$99.00</text:p>
          </table:table-cell>
          <table:table-cell table:style-name="ce21" table:formula="of:=[.E50]/[.C50]" office:value-type="percentage" office:value="0.0440391459074733" calcext:value-type="percentage">
            <text:p>4.40%</text:p>
          </table:table-cell>
          <table:table-cell table:style-name="ce21" table:formula="of:=[.C50]/[.C52]" office:value-type="percentage" office:value="0.692118226600985" calcext:value-type="percentage">
            <text:p>69.21%</text:p>
          </table:table-cell>
          <table:table-cell table:style-name="ce21" table:formula="of:=[.D50]/[.D52]" office:value-type="percentage" office:value="0.701224977591873" calcext:value-type="percentage">
            <text:p>70.12%</text:p>
          </table:table-cell>
          <table:table-cell table:formula="of:=IF([.E50]&gt;0;&quot;FUENTE&quot;;IF([.E50]&lt;0;&quot;USO&quot;))" office:value-type="string" office:string-value="FUENTE" calcext:value-type="string">
            <text:p>FUENTE</text:p>
          </table:table-cell>
          <table:table-cell table:style-name="ce3" table:number-columns-repeated="1015"/>
        </table:table-row>
        <table:table-row table:style-name="ro4">
          <table:table-cell table:number-columns-repeated="1024"/>
        </table:table-row>
        <table:table-row table:style-name="ro2">
          <table:table-cell table:style-name="ce2"/>
          <table:table-cell table:style-name="ce7" office:value-type="string" calcext:value-type="string">
            <text:p>TOTAL PATRIMONIO</text:p>
          </table:table-cell>
          <table:table-cell table:style-name="ce16" table:formula="of:=SUM([.C49:.C50])" office:value-type="currency" office:currency="USD" office:value="3248" calcext:value-type="currency">
            <text:p>$3,248.00</text:p>
          </table:table-cell>
          <table:table-cell table:style-name="ce16" table:formula="of:=SUM([.D49:.D50])" office:value-type="currency" office:currency="USD" office:value="3347" calcext:value-type="currency">
            <text:p>$3,347.00</text:p>
          </table:table-cell>
          <table:table-cell table:style-name="ce16" table:formula="of:=[.D52]-[.C52]" office:value-type="currency" office:currency="USD" office:value="99" calcext:value-type="currency">
            <text:p>$99.00</text:p>
          </table:table-cell>
          <table:table-cell table:style-name="ce22" table:formula="of:=[.E52]/[.C52]" office:value-type="percentage" office:value="0.0304802955665025" calcext:value-type="percentage">
            <text:p>3.05%</text:p>
          </table:table-cell>
          <table:table-cell table:style-name="ce22" table:formula="of:=[.G49]+[.G50]" office:value-type="percentage" office:value="1" calcext:value-type="percentage">
            <text:p>100.00%</text:p>
          </table:table-cell>
          <table:table-cell table:style-name="ce22" table:formula="of:=[.H49]+[.H50]" office:value-type="percentage" office:value="1" calcext:value-type="percentage">
            <text:p>100.00%</text:p>
          </table:table-cell>
          <table:table-cell table:style-name="ce27" table:formula="of:=IF([.E52]&gt;0;&quot;FUENTE&quot;;IF([.E52]&lt;0;&quot;USO&quot;))" office:value-type="string" office:string-value="FUENTE" calcext:value-type="string">
            <text:p>FUENTE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style-name="ce1"/>
          <table:table-cell table:style-name="ce9" office:value-type="string" calcext:value-type="string">
            <text:p>TOTAL PASIVOS Y PATRIMONIO</text:p>
          </table:table-cell>
          <table:table-cell table:style-name="ce17" table:formula="of:=SUM([.C45]+[.C52])" office:value-type="currency" office:currency="USD" office:value="7157" calcext:value-type="currency">
            <text:p>$7,157.00</text:p>
          </table:table-cell>
          <table:table-cell table:style-name="ce17" table:formula="of:=SUM([.D45]+[.D52])" office:value-type="currency" office:currency="USD" office:value="7380" calcext:value-type="currency">
            <text:p>$7,380.00</text:p>
          </table:table-cell>
          <table:table-cell table:style-name="ce17" table:formula="of:=[.D54]-[.C54]" office:value-type="currency" office:currency="USD" office:value="223" calcext:value-type="currency">
            <text:p>$223.00</text:p>
          </table:table-cell>
          <table:table-cell table:style-name="ce23" table:formula="of:=[.E54]/[.C54]" office:value-type="percentage" office:value="0.031158306553025" calcext:value-type="percentage">
            <text:p>3.12%</text:p>
          </table:table-cell>
          <table:table-cell table:style-name="ce23" table:number-columns-repeated="2"/>
          <table:table-cell table:style-name="ce28" table:formula="of:=IF([.E54]&gt;0;&quot;FUENTE&quot;;IF([.E54]&lt;0;&quot;USO&quot;))" office:value-type="string" office:string-value="FUENTE" calcext:value-type="string">
            <text:p>FUENTE</text:p>
          </table:table-cell>
          <table:table-cell table:style-name="ce1" table:number-columns-repeated="1015"/>
        </table:table-row>
      </table:table>
      <table:table table:name="EResultado" table:style-name="ta1">
        <table:table-column table:style-name="co1" table:default-cell-style-name="ce31"/>
        <table:table-column table:style-name="co7" table:default-cell-style-name="ce8"/>
        <table:table-column table:style-name="co8" table:default-cell-style-name="ce14"/>
        <table:table-column table:style-name="co9" table:default-cell-style-name="ce14"/>
        <table:table-column table:style-name="co10" table:default-cell-style-name="ce21"/>
        <table:table-column table:style-name="co11" table:default-cell-style-name="ce21"/>
        <table:table-column table:style-name="co12" table:default-cell-style-name="ce40"/>
        <table:table-column table:style-name="co13" table:default-cell-style-name="ce42"/>
        <table:table-column table:style-name="co1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2">
            <text:p>MARXCOS S.A</text:p>
          </table:table-cell>
          <table:covered-table-cell table:style-name="ce2"/>
          <table:covered-table-cell table:number-columns-repeated="5" table:style-name="Default"/>
          <table:table-cell table:number-columns-repeated="1016"/>
        </table:table-row>
        <table:table-row table:style-name="ro1">
          <table:table-cell table:style-name="Default"/>
          <table:covered-table-cell table:number-columns-repeated="2" table:style-name="ce2"/>
          <table:covered-table-cell table:number-columns-repeated="5"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 office:value-type="string" calcext:value-type="string" table:number-columns-spanned="7" table:number-rows-spanned="1">
            <text:p>ESTADO DE RESULTADOS</text:p>
          </table:table-cell>
          <table:covered-table-cell table:style-name="ce2"/>
          <table:covered-table-cell table:number-columns-repeated="5" table:style-name="Default"/>
          <table:table-cell table:number-columns-repeated="1016"/>
        </table:table-row>
        <table:table-row table:style-name="ro2">
          <table:table-cell table:style-name="Default"/>
          <table:table-cell table:style-name="ce4" table:number-columns-spanned="7" table:number-rows-spanned="1"/>
          <table:covered-table-cell table:style-name="ce2"/>
          <table:covered-table-cell table:number-columns-repeated="5"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30"/>
          <table:table-cell table:style-name="ce32" office:value-type="string" calcext:value-type="string">
            <text:p>DETALLE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2013" calcext:value-type="float">
            <text:p>2013</text:p>
          </table:table-cell>
          <table:table-cell table:style-name="ce36" office:value-type="string" calcext:value-type="string">
            <text:p>ANALISIS VERTICAL 2012</text:p>
          </table:table-cell>
          <table:table-cell table:style-name="ce36" office:value-type="string" calcext:value-type="string">
            <text:p>ANALISIS VERTICAL 2013</text:p>
          </table:table-cell>
          <table:table-cell table:style-name="ce39" office:value-type="string" calcext:value-type="string">
            <text:p>ANALISIS HORIZONTAL 2012 <text:s/>2013</text:p>
          </table:table-cell>
          <table:table-cell table:style-name="ce41" office:value-type="string" calcext:value-type="string">
            <text:p>ANALISIS HORIZONTAL %</text:p>
          </table:table-cell>
          <table:table-cell table:style-name="ce30" table:number-columns-repeated="1016"/>
        </table:table-row>
        <table:table-row table:style-name="ro4">
          <table:table-cell office:value-type="string" calcext:value-type="string">
            <text:p>+</text:p>
          </table:table-cell>
          <table:table-cell office:value-type="string" calcext:value-type="string">
            <text:p>Ventas</text:p>
          </table:table-cell>
          <table:table-cell table:number-columns-repeated="2" office:value-type="currency" office:currency="USD" office:value="4053" calcext:value-type="currency">
            <text:p>$4,053.00</text:p>
          </table:table-cell>
          <table:table-cell table:formula="of:=[.C7]/[.C7]" office:value-type="percentage" office:value="1" calcext:value-type="percentage">
            <text:p>100.00%</text:p>
          </table:table-cell>
          <table:table-cell table:formula="of:=[.D7]/[.D7]" office:value-type="percentage" office:value="1" calcext:value-type="percentage">
            <text:p>100.00%</text:p>
          </table:table-cell>
          <table:table-cell table:formula="of:=[.D7]-[.C7]" office:value-type="currency" office:currency="USD" office:value="0" calcext:value-type="currency">
            <text:p>$0.00</text:p>
          </table:table-cell>
          <table:table-cell table:formula="of:=IF([.C7]=0;0;[.G7]/[.D7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currency" office:currency="USD" office:value="2780" calcext:value-type="currency">
            <text:p>$2,780.00</text:p>
          </table:table-cell>
          <table:table-cell table:formula="of:=[.C8]/[.C7]" office:value-type="percentage" office:value="0.685911670367629" calcext:value-type="percentage">
            <text:p>68.59%</text:p>
          </table:table-cell>
          <table:table-cell table:formula="of:=[.D8]/[.D7]" office:value-type="percentage" office:value="0.685911670367629" calcext:value-type="percentage">
            <text:p>68.59%</text:p>
          </table:table-cell>
          <table:table-cell table:formula="of:=[.D8]-[.C8]" office:value-type="currency" office:currency="USD" office:value="0" calcext:value-type="currency">
            <text:p>$0.00</text:p>
          </table:table-cell>
          <table:table-cell table:formula="of:=IF([.C8]=0;0;[.G8]/[.D8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tilidad Bruta</text:p>
          </table:table-cell>
          <table:table-cell table:style-name="ce35" table:formula="of:=[.C7]-[.C8]" office:value-type="currency" office:currency="USD" office:value="1273" calcext:value-type="currency">
            <text:p>$1,273.00</text:p>
          </table:table-cell>
          <table:table-cell table:style-name="ce35" table:formula="of:=[.D7]-[.D8]" office:value-type="currency" office:currency="USD" office:value="1273" calcext:value-type="currency">
            <text:p>$1,273.00</text:p>
          </table:table-cell>
          <table:table-cell table:formula="of:=[.C9]/[.C7]" office:value-type="percentage" office:value="0.314088329632371" calcext:value-type="percentage">
            <text:p>31.41%</text:p>
          </table:table-cell>
          <table:table-cell table:style-name="ce38" table:formula="of:=[.D9]/[.D7]" office:value-type="percentage" office:value="0.314088329632371" calcext:value-type="percentage">
            <text:p>31.41%</text:p>
          </table:table-cell>
          <table:table-cell table:formula="of:=[.D9]-[.C9]" office:value-type="currency" office:currency="USD" office:value="0" calcext:value-type="currency">
            <text:p>$0.00</text:p>
          </table:table-cell>
          <table:table-cell table:formula="of:=IF([.C9]=0;0;[.G9]/[.D9])" office:value-type="percentage" office:value="0" calcext:value-type="percentage">
            <text:p>0.00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Gastos Operacionales</text:p>
          </table:table-cell>
          <table:table-cell table:number-columns-repeated="2" office:value-type="currency" office:currency="USD" office:value="550" calcext:value-type="currency">
            <text:p>$550.00</text:p>
          </table:table-cell>
          <table:table-cell table:formula="of:=[.C10]/[.C7]" office:value-type="percentage" office:value="0.135701949173452" calcext:value-type="percentage">
            <text:p>13.57%</text:p>
          </table:table-cell>
          <table:table-cell table:formula="of:=[.D10]/[.D7]" office:value-type="percentage" office:value="0.135701949173452" calcext:value-type="percentage">
            <text:p>13.57%</text:p>
          </table:table-cell>
          <table:table-cell table:formula="of:=[.D10]-[.C10]" office:value-type="currency" office:currency="USD" office:value="0" calcext:value-type="currency">
            <text:p>$0.00</text:p>
          </table:table-cell>
          <table:table-cell table:formula="of:=IF([.C10]=0;0;[.G10]/[.D10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Gastos Administrativos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[.C11]/[.C7]" office:value-type="percentage" office:value="0" calcext:value-type="percentage">
            <text:p>0.00%</text:p>
          </table:table-cell>
          <table:table-cell table:formula="of:=[.D11]/[.D7]" office:value-type="percentage" office:value="0" calcext:value-type="percentage">
            <text:p>0.00%</text:p>
          </table:table-cell>
          <table:table-cell table:formula="of:=[.D11]-[.C11]" office:value-type="currency" office:currency="USD" office:value="0" calcext:value-type="currency">
            <text:p>$0.00</text:p>
          </table:table-cell>
          <table:table-cell table:formula="of:=IF([.C11]=0;0;[.G11]/[.D11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AII</text:p>
          </table:table-cell>
          <table:table-cell table:style-name="ce35" table:formula="of:=[.C9]-[.C10]-[.C11]" office:value-type="currency" office:currency="USD" office:value="723" calcext:value-type="currency">
            <text:p>$723.00</text:p>
          </table:table-cell>
          <table:table-cell table:style-name="ce35" table:formula="of:=[.D9]-[.D10]-[.D11]" office:value-type="currency" office:currency="USD" office:value="723" calcext:value-type="currency">
            <text:p>$723.00</text:p>
          </table:table-cell>
          <table:table-cell table:formula="of:=[.C12]/[.C7]" office:value-type="percentage" office:value="0.178386380458919" calcext:value-type="percentage">
            <text:p>17.84%</text:p>
          </table:table-cell>
          <table:table-cell table:style-name="ce38" table:formula="of:=[.D12]/[.D7]" office:value-type="percentage" office:value="0.178386380458919" calcext:value-type="percentage">
            <text:p>17.84%</text:p>
          </table:table-cell>
          <table:table-cell table:formula="of:=[.D12]-[.C12]" office:value-type="currency" office:currency="USD" office:value="0" calcext:value-type="currency">
            <text:p>$0.00</text:p>
          </table:table-cell>
          <table:table-cell table:formula="of:=IF([.C12]=0;0;[.G12]/[.D12])" office:value-type="percentage" office:value="0" calcext:value-type="percentage">
            <text:p>0.00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Gastos Financieros</text:p>
          </table:table-cell>
          <table:table-cell table:number-columns-repeated="2" office:value-type="currency" office:currency="USD" office:value="502" calcext:value-type="currency">
            <text:p>$502.00</text:p>
          </table:table-cell>
          <table:table-cell table:formula="of:=[.C13]/[.C7]" office:value-type="percentage" office:value="0.12385886997286" calcext:value-type="percentage">
            <text:p>12.39%</text:p>
          </table:table-cell>
          <table:table-cell table:formula="of:=[.D13]/[.D7]" office:value-type="percentage" office:value="0.12385886997286" calcext:value-type="percentage">
            <text:p>12.39%</text:p>
          </table:table-cell>
          <table:table-cell table:formula="of:=[.D13]-[.C13]" office:value-type="currency" office:currency="USD" office:value="0" calcext:value-type="currency">
            <text:p>$0.00</text:p>
          </table:table-cell>
          <table:table-cell table:formula="of:=IF([.C13]=0;0;[.G13]/[.D13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AI</text:p>
          </table:table-cell>
          <table:table-cell table:style-name="ce35" table:formula="of:=[.C12]-[.C13]" office:value-type="currency" office:currency="USD" office:value="221" calcext:value-type="currency">
            <text:p>$221.00</text:p>
          </table:table-cell>
          <table:table-cell table:style-name="ce35" table:formula="of:=[.D12]-[.D13]" office:value-type="currency" office:currency="USD" office:value="221" calcext:value-type="currency">
            <text:p>$221.00</text:p>
          </table:table-cell>
          <table:table-cell table:formula="of:=[.C14]/[.C7]" office:value-type="percentage" office:value="0.0545275104860597" calcext:value-type="percentage">
            <text:p>5.45%</text:p>
          </table:table-cell>
          <table:table-cell table:style-name="ce38" table:formula="of:=[.D14]/[.D7]" office:value-type="percentage" office:value="0.0545275104860597" calcext:value-type="percentage">
            <text:p>5.45%</text:p>
          </table:table-cell>
          <table:table-cell table:formula="of:=[.D14]-[.C14]" office:value-type="currency" office:currency="USD" office:value="0" calcext:value-type="currency">
            <text:p>$0.00</text:p>
          </table:table-cell>
          <table:table-cell table:formula="of:=IF([.C14]=0;0;[.G14]/[.D14])" office:value-type="percentage" office:value="0" calcext:value-type="percentage">
            <text:p>0.00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mpuestos</text:p>
          </table:table-cell>
          <table:table-cell table:number-columns-repeated="2" office:value-type="currency" office:currency="USD" office:value="75" calcext:value-type="currency">
            <text:p>$75.00</text:p>
          </table:table-cell>
          <table:table-cell table:formula="of:=[.C15]/[.C7]" office:value-type="percentage" office:value="0.0185048112509252" calcext:value-type="percentage">
            <text:p>1.85%</text:p>
          </table:table-cell>
          <table:table-cell table:formula="of:=[.D15]/[.D7]" office:value-type="percentage" office:value="0.0185048112509252" calcext:value-type="percentage">
            <text:p>1.85%</text:p>
          </table:table-cell>
          <table:table-cell table:formula="of:=[.D15]-[.C15]" office:value-type="currency" office:currency="USD" office:value="0" calcext:value-type="currency">
            <text:p>$0.00</text:p>
          </table:table-cell>
          <table:table-cell table:formula="of:=IF([.C15]=0;0;[.G15]/[.D15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Utilidad Neta</text:p>
          </table:table-cell>
          <table:table-cell table:style-name="ce35" table:formula="of:=[.C14]-[.C15]" office:value-type="currency" office:currency="USD" office:value="146" calcext:value-type="currency">
            <text:p>$146.00</text:p>
          </table:table-cell>
          <table:table-cell table:style-name="ce35" table:formula="of:=[.D14]-[.D15]" office:value-type="currency" office:currency="USD" office:value="146" calcext:value-type="currency">
            <text:p>$146.00</text:p>
          </table:table-cell>
          <table:table-cell table:formula="of:=[.C16]/[.C7]" office:value-type="percentage" office:value="0.0360226992351345" calcext:value-type="percentage">
            <text:p>3.60%</text:p>
          </table:table-cell>
          <table:table-cell table:style-name="ce38" table:formula="of:=[.D16]/[.D7]" office:value-type="percentage" office:value="0.0360226992351345" calcext:value-type="percentage">
            <text:p>3.60%</text:p>
          </table:table-cell>
          <table:table-cell table:formula="of:=[.D16]-[.C16]" office:value-type="currency" office:currency="USD" office:value="0" calcext:value-type="currency">
            <text:p>$0.00</text:p>
          </table:table-cell>
          <table:table-cell table:formula="of:=IF([.C16]=0;0;[.G16]/[.D16])" office:value-type="percentage" office:value="0" calcext:value-type="percentage">
            <text:p>0.00%</text:p>
          </table:table-cell>
          <table:table-cell table:style-name="ce43" table:number-columns-repeated="1016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Dividendos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[.C17]/[.C7]" office:value-type="percentage" office:value="0" calcext:value-type="percentage">
            <text:p>0.00%</text:p>
          </table:table-cell>
          <table:table-cell table:formula="of:=[.D17]/[.D7]" office:value-type="percentage" office:value="0" calcext:value-type="percentage">
            <text:p>0.00%</text:p>
          </table:table-cell>
          <table:table-cell table:formula="of:=[.D17]-[.C17]" office:value-type="currency" office:currency="USD" office:value="0" calcext:value-type="currency">
            <text:p>$0.00</text:p>
          </table:table-cell>
          <table:table-cell table:formula="of:=IF([.C17]=0;0;[.G17]/[.D17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Utilidad Retenida</text:p>
          </table:table-cell>
          <table:table-cell table:style-name="ce16" table:formula="of:=[.C16]-[.C17]" office:value-type="currency" office:currency="USD" office:value="146" calcext:value-type="currency">
            <text:p>$146.00</text:p>
          </table:table-cell>
          <table:table-cell table:style-name="ce16" table:formula="of:=[.D16]-[.D17]" office:value-type="currency" office:currency="USD" office:value="146" calcext:value-type="currency">
            <text:p>$146.00</text:p>
          </table:table-cell>
          <table:table-cell table:style-name="ce37" table:formula="of:=[.C18]/[.C7]" office:value-type="percentage" office:value="0.0360226992351345" calcext:value-type="percentage">
            <text:p>3.60%</text:p>
          </table:table-cell>
          <table:table-cell table:style-name="ce22" table:formula="of:=[.D18]/[.D7]" office:value-type="percentage" office:value="0.0360226992351345" calcext:value-type="percentage">
            <text:p>3.60%</text:p>
          </table:table-cell>
          <table:table-cell table:formula="of:=[.D18]-[.C18]" office:value-type="currency" office:currency="USD" office:value="0" calcext:value-type="currency">
            <text:p>$0.00</text:p>
          </table:table-cell>
          <table:table-cell table:formula="of:=IF([.C18]=0;0;[.G18]/[.D18])" office:value-type="percentage" office:value="0" calcext:value-type="percentage">
            <text:p>0.00%</text:p>
          </table:table-cell>
          <table:table-cell table:style-name="ce2" table:number-columns-repeated="1016"/>
        </table:table-row>
      </table:table>
      <table:table table:name="Flujoefectivo" table:style-name="ta1">
        <table:table-column table:style-name="co14" table:default-cell-style-name="ce3"/>
        <table:table-column table:style-name="co15" table:default-cell-style-name="ce46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 table:number-columns-spanned="2" table:number-rows-spanned="2">
            <text:p>MARXCOS S.A</text:p>
          </table:table-cell>
          <table:covered-table-cell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ESTADO FLUJO DE EFECTIVO</text:p>
          </table:table-cell>
          <table:covered-table-cell table:style-name="ce2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2" table:number-rows-spanned="1">
            <text:p>AL 31 DE DICIEMBRE DEL <text:s/>2013</text:p>
          </table:table-cell>
          <table:covered-table-cell table:style-name="ce2"/>
          <table:table-cell table:number-columns-repeated="1022"/>
        </table:table-row>
        <table:table-row table:style-name="ro4">
          <table:table-cell/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ACT. OPERACIONAL</text:p>
          </table:table-cell>
          <table:table-cell table:style-name="ce3"/>
          <table:table-cell table:number-columns-repeated="1022"/>
        </table:table-row>
        <table:table-row table:style-name="ro4">
          <table:table-cell/>
          <table:table-cell table:style-name="ce3"/>
          <table:table-cell table:number-columns-repeated="1022"/>
        </table:table-row>
        <table:table-row table:style-name="ro4">
          <table:table-cell office:value-type="string" calcext:value-type="string">
            <text:p>Utilidad del Ejercicio</text:p>
          </table:table-cell>
          <table:table-cell table:formula="of:=[EResultado.D16]" office:value-type="currency" office:currency="USD" office:value="146" calcext:value-type="currency">
            <text:p>$146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preciacion Acumulada</text:p>
          </table:table-cell>
          <table:table-cell table:formula="of:=[Balance.E22]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uentas por Pagar</text:p>
          </table:table-cell>
          <table:table-cell table:formula="of:=[Balance.E32]" office:value-type="currency" office:currency="USD" office:value="91" calcext:value-type="currency">
            <text:p>$91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tros Pasivos</text:p>
          </table:table-cell>
          <table:table-cell table:formula="of:=[Balance.E34]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uentas por Cobrar</text:p>
          </table:table-cell>
          <table:table-cell table:formula="of:=[Balance.E13]*-1" office:value-type="currency" office:currency="USD" office:value="45" calcext:value-type="currency">
            <text:p>$45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ventario</text:p>
          </table:table-cell>
          <table:table-cell table:formula="of:=[Balance.E14]*-1" office:value-type="currency" office:currency="USD" office:value="179" calcext:value-type="currency">
            <text:p>$179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videndos</text:p>
          </table:table-cell>
          <table:table-cell table:formula="of:=([.B8]-[Balance.E50])*-1" office:value-type="currency" office:currency="USD" office:value="-47" calcext:value-type="currency">
            <text:p>$-47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style-name="ce44" office:value-type="string" calcext:value-type="string">
            <text:p>RECURSOS PROVENIENTES DE LA OPERACION</text:p>
          </table:table-cell>
          <table:table-cell table:style-name="ce48" table:formula="of:=SUM([.B8:.B14])" office:value-type="currency" office:currency="USD" office:value="414" calcext:value-type="currency">
            <text:p>$414.00</text:p>
          </table:table-cell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2">
          <table:table-cell table:style-name="ce2" office:value-type="string" calcext:value-type="string">
            <text:p>ACT. INVERSION A LARGO PLAZO</text:p>
          </table:table-cell>
          <table:table-cell table:style-name="ce49"/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 calcext:value-type="string">
            <text:p>Efectivo</text:p>
          </table:table-cell>
          <table:table-cell table:formula="of:=[Balance.E21]*-1" office:value-type="currency" office:currency="USD" office:value="-442" calcext:value-type="currency">
            <text:p>$-442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style-name="ce44" office:value-type="string" calcext:value-type="string">
            <text:p>RECURSOS PROVENIENTES DE LA INVERSION A L.P.</text:p>
          </table:table-cell>
          <table:table-cell table:style-name="ce48" table:formula="of:=SUM([.B20])" office:value-type="currency" office:currency="USD" office:value="-442" calcext:value-type="currency">
            <text:p>$-442.00</text:p>
          </table:table-cell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2">
          <table:table-cell table:style-name="ce2" office:value-type="string" calcext:value-type="string">
            <text:p>ACT. FINANCIAMIENTO</text:p>
          </table:table-cell>
          <table:table-cell table:style-name="ce49"/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 calcext:value-type="string">
            <text:p>Documentos por Pagar</text:p>
          </table:table-cell>
          <table:table-cell table:formula="of:=[Balance.E33]" office:value-type="currency" office:currency="USD" office:value="-288" calcext:value-type="currency">
            <text:p>$-288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sivo a Largo Plazo</text:p>
          </table:table-cell>
          <table:table-cell table:formula="of:=[Balance.E40]" office:value-type="currency" office:currency="USD" office:value="321" calcext:value-type="currency">
            <text:p>$321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style-name="ce44" office:value-type="string" calcext:value-type="string">
            <text:p>EFECTIVO PROVENIENTE DEL FINANCIAMIENTO</text:p>
          </table:table-cell>
          <table:table-cell table:style-name="ce48" table:formula="of:=[.B26]+[.B27]" office:value-type="currency" office:currency="USD" office:value="33" calcext:value-type="currency">
            <text:p>$33.00</text:p>
          </table:table-cell>
          <table:table-cell table:style-name="ce43"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 calcext:value-type="string">
            <text:p>AUMENTO O DISMINUCION DEL EFECTIVO</text:p>
          </table:table-cell>
          <table:table-cell table:formula="of:=[.B16]+[.B22]+[.B29]" office:value-type="currency" office:currency="USD" office:value="5" calcext:value-type="currency">
            <text:p>$5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FECTIVO INICIAL</text:p>
          </table:table-cell>
          <table:table-cell table:formula="of:=[Balance.C12]" office:value-type="currency" office:currency="USD" office:value="210" calcext:value-type="currency">
            <text:p>$210.00</text:p>
          </table:table-cell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3">
          <table:table-cell table:style-name="ce45" office:value-type="string" calcext:value-type="string">
            <text:p>Efectivo 2013</text:p>
          </table:table-cell>
          <table:table-cell table:style-name="ce50" table:formula="of:=[.B31]+[.B32]" office:value-type="currency" office:currency="USD" office:value="215" calcext:value-type="currency">
            <text:p>$215.00</text:p>
          </table:table-cell>
          <table:table-cell table:style-name="ce1" table:number-columns-repeated="1022"/>
        </table:table-row>
      </table:table>
      <table:table table:name="Dupont" table:style-name="ta1">
        <table:shapes>
          <draw:custom-shape draw:z-index="0" draw:style-name="gr1" draw:text-style-name="P1" svg:width="0.675cm" svg:height="2.952cm" svg:x="8.325cm" svg:y="1.82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1" draw:style-name="gr2" draw:text-style-name="P1" svg:width="0.675cm" svg:height="2.952cm" svg:x="8.504cm" svg:y="6.8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1" svg:width="0.675cm" svg:height="3.961cm" svg:x="17.004cm" svg:y="3.8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2" draw:text-style-name="P1" svg:width="0.675cm" svg:height="2.952cm" svg:x="8.325cm" svg:y="13.7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2" draw:text-style-name="P1" svg:width="0.675cm" svg:height="2.952cm" svg:x="8.504cm" svg:y="18.84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3" draw:text-style-name="P1" svg:width="0.675cm" svg:height="3.961cm" svg:x="17.004cm" svg:y="15.8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6" table:default-cell-style-name="ce110"/>
        <table:table-column table:style-name="co1" table:number-columns-repeated="2" table:default-cell-style-name="ce110"/>
        <table:table-column table:style-name="co17" table:default-cell-style-name="ce110"/>
        <table:table-column table:style-name="co1" table:number-columns-repeated="2" table:default-cell-style-name="ce110"/>
        <table:table-column table:style-name="co18" table:default-cell-style-name="ce110"/>
        <table:table-column table:style-name="co19" table:default-cell-style-name="ce110"/>
        <table:table-column table:style-name="co1" table:default-cell-style-name="Default"/>
        <table:table-row table:style-name="ro1">
          <table:table-cell/>
          <table:table-cell table:style-name="ce109" office:value-type="string" calcext:value-type="string" table:number-columns-spanned="9" table:number-rows-spanned="2">
            <text:p>ANALISIS DUPONT AÑO 2012</text:p>
          </table:table-cell>
          <table:covered-table-cell table:number-columns-repeated="7" table:style-name="Default"/>
          <table:covered-table-cell/>
        </table:table-row>
        <table:table-row table:style-name="ro1">
          <table:table-cell/>
          <table:covered-table-cell table:number-columns-repeated="8" table:style-name="Default"/>
          <table:covered-table-cell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UTILIDADES NE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C16]" office:value-type="currency" office:currency="USD" office:value="146" calcext:value-type="currency" table:number-columns-spanned="2" table:number-rows-spanned="1">
            <text:p>$146.00</text:p>
          </table:table-cell>
          <table:covered-table-cell table:style-name="ce116"/>
          <table:table-cell table:number-columns-repeated="7"/>
        </table:table-row>
        <table:table-row table:style-name="ro6">
          <table:table-cell/>
          <table:table-cell table:style-name="ce113"/>
          <table:table-cell table:style-name="ce117"/>
          <table:table-cell/>
          <table:table-cell table:style-name="ce111" office:value-type="string" calcext:value-type="string" table:number-columns-spanned="2" table:number-rows-spanned="1">
            <text:p>MARGEN SOBRE VENTAS</text:p>
          </table:table-cell>
          <table:covered-table-cell table:style-name="ce115"/>
          <table:table-cell table:number-columns-repeated="4"/>
        </table:table-row>
        <table:table-row table:style-name="ro6">
          <table:table-cell/>
          <table:table-cell table:style-name="ce113" office:value-type="string" calcext:value-type="string" table:number-columns-spanned="2" table:number-rows-spanned="1">
            <text:p>/</text:p>
          </table:table-cell>
          <table:covered-table-cell table:style-name="ce117"/>
          <table:table-cell/>
          <table:table-cell table:style-name="ce118" table:formula="of:=[.B5]/[.B10]" office:value-type="float" office:value="0.0360226992351345" calcext:value-type="float" table:number-columns-spanned="2" table:number-rows-spanned="1">
            <text:p>0.04</text:p>
          </table:table-cell>
          <table:covered-table-cell table:style-name="ce120"/>
          <table:table-cell table:number-columns-repeated="4"/>
        </table:table-row>
        <table:table-row table:style-name="ro6">
          <table:table-cell table:number-columns-repeated="4"/>
          <table:table-cell table:style-name="ce119" table:formula="of:=[.E7]" office:value-type="percentage" office:value="0.0360226992351345" calcext:value-type="percentage" table:number-columns-spanned="2" table:number-rows-spanned="1">
            <text:p>3.60%</text:p>
          </table:table-cell>
          <table:covered-table-cell table:style-name="ce116"/>
          <table:table-cell table:number-columns-repeated="4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C7]" office:value-type="currency" office:currency="USD" office:value="4053" calcext:value-type="currency" table:number-columns-spanned="2" table:number-rows-spanned="1">
            <text:p>$4,053.00</text:p>
          </table:table-cell>
          <table:covered-table-cell table:style-name="ce116"/>
          <table:table-cell/>
          <table:table-cell table:style-name="ce114" office:value-type="string" calcext:value-type="string" table:number-columns-spanned="2" table:number-rows-spanned="2">
            <text:p>X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RENTABILIDAD DEL ACTIVO</text:p>
          </table:table-cell>
          <table:covered-table-cell table:style-name="ce115"/>
          <table:table-cell/>
        </table:table-row>
        <table:table-row table:style-name="ro6">
          <table:table-cell table:number-columns-repeated="4"/>
          <table:covered-table-cell table:number-columns-repeated="2"/>
          <table:table-cell/>
          <table:table-cell table:style-name="ce118" table:formula="of:=[.E7]*[.E15]" office:value-type="float" office:value="0.0203996087746262" calcext:value-type="float" table:number-columns-spanned="2" table:number-rows-spanned="1">
            <text:p>0.02</text:p>
          </table:table-cell>
          <table:covered-table-cell table:style-name="ce120"/>
          <table:table-cell/>
        </table:table-row>
        <table:table-row table:style-name="ro6">
          <table:table-cell table:number-columns-repeated="7"/>
          <table:table-cell table:style-name="ce119" table:formula="of:=[.H11]" office:value-type="percentage" office:value="0.0203996087746262" calcext:value-type="percentage" table:number-columns-spanned="2" table:number-rows-spanned="1">
            <text:p>2.04%</text:p>
          </table:table-cell>
          <table:covered-table-cell table:style-name="ce116"/>
          <table:table-cell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C7]" office:value-type="currency" office:currency="USD" office:value="4053" calcext:value-type="currency" table:number-columns-spanned="2" table:number-rows-spanned="1">
            <text:p>$4,053.00</text:p>
          </table:table-cell>
          <table:covered-table-cell table:style-name="ce116"/>
          <table:table-cell/>
          <table:table-cell table:style-name="ce111" office:value-type="string" calcext:value-type="string" table:number-columns-spanned="2" table:number-rows-spanned="1">
            <text:p>ROTACION DEL ACTIVO</text:p>
          </table:table-cell>
          <table:covered-table-cell table:style-name="ce115"/>
          <table:table-cell table:number-columns-repeated="4"/>
        </table:table-row>
        <table:table-row table:style-name="ro6">
          <table:table-cell table:number-columns-repeated="4"/>
          <table:table-cell table:style-name="ce118" table:formula="of:=[.B14]/[.B19]" office:value-type="float" office:value="0.566298728517535" calcext:value-type="float" table:number-columns-spanned="2" table:number-rows-spanned="1">
            <text:p>0.57</text:p>
          </table:table-cell>
          <table:covered-table-cell table:style-name="ce120"/>
          <table:table-cell table:number-columns-repeated="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/</text:p>
          </table:table-cell>
          <table:covered-table-cell/>
          <table:table-cell/>
          <table:table-cell table:style-name="ce119" table:formula="of:=[.E15]" office:value-type="percentage" office:value="0.566298728517535" calcext:value-type="percentage" table:number-columns-spanned="2" table:number-rows-spanned="1">
            <text:p>56.63%</text:p>
          </table:table-cell>
          <table:covered-table-cell table:style-name="ce116"/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ACTIVOS TOTALE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Balance.C26]" office:value-type="currency" office:currency="USD" office:value="7157" calcext:value-type="currency" table:number-columns-spanned="2" table:number-rows-spanned="1">
            <text:p>$7,157.00</text:p>
          </table:table-cell>
          <table:covered-table-cell table:style-name="ce116"/>
          <table:table-cell table:number-columns-repeated="7"/>
        </table:table-row>
        <table:table-row table:style-name="ro6"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09" office:value-type="string" calcext:value-type="string" table:number-columns-spanned="9" table:number-rows-spanned="2">
            <text:p>ANALISIS DUPONT AÑO 2013</text:p>
          </table:table-cell>
          <table:covered-table-cell table:number-columns-repeated="7" table:style-name="Default"/>
          <table:covered-table-cell/>
        </table:table-row>
        <table:table-row table:style-name="ro1">
          <table:table-cell/>
          <table:covered-table-cell table:number-columns-repeated="8" table:style-name="Default"/>
          <table:covered-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UTILIDADES NE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D16]" office:value-type="currency" office:currency="USD" office:value="146" calcext:value-type="currency" table:number-columns-spanned="2" table:number-rows-spanned="1">
            <text:p>$146.00</text:p>
          </table:table-cell>
          <table:covered-table-cell table:style-name="ce116"/>
          <table:table-cell table:number-columns-repeated="7"/>
        </table:table-row>
        <table:table-row table:style-name="ro6">
          <table:table-cell/>
          <table:table-cell table:style-name="ce113"/>
          <table:table-cell table:style-name="ce117"/>
          <table:table-cell/>
          <table:table-cell table:style-name="ce111" office:value-type="string" calcext:value-type="string" table:number-columns-spanned="2" table:number-rows-spanned="1">
            <text:p>MARGEN SOBRE VENTAS</text:p>
          </table:table-cell>
          <table:covered-table-cell table:style-name="ce115"/>
          <table:table-cell table:number-columns-repeated="4"/>
        </table:table-row>
        <table:table-row table:style-name="ro6">
          <table:table-cell/>
          <table:table-cell table:style-name="ce113" office:value-type="string" calcext:value-type="string" table:number-columns-spanned="2" table:number-rows-spanned="1">
            <text:p>/</text:p>
          </table:table-cell>
          <table:covered-table-cell table:style-name="ce117"/>
          <table:table-cell/>
          <table:table-cell table:style-name="ce118" table:formula="of:=[.B27]/[.B32]" office:value-type="float" office:value="0.0360226992351345" calcext:value-type="float" table:number-columns-spanned="2" table:number-rows-spanned="1">
            <text:p>0.04</text:p>
          </table:table-cell>
          <table:covered-table-cell table:style-name="ce120"/>
          <table:table-cell table:number-columns-repeated="4"/>
        </table:table-row>
        <table:table-row table:style-name="ro6">
          <table:table-cell table:number-columns-repeated="4"/>
          <table:table-cell table:style-name="ce119" table:formula="of:=[.E29]" office:value-type="percentage" office:value="0.0360226992351345" calcext:value-type="percentage" table:number-columns-spanned="2" table:number-rows-spanned="1">
            <text:p>3.60%</text:p>
          </table:table-cell>
          <table:covered-table-cell table:style-name="ce116"/>
          <table:table-cell table:number-columns-repeated="4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D7]" office:value-type="currency" office:currency="USD" office:value="4053" calcext:value-type="currency" table:number-columns-spanned="2" table:number-rows-spanned="1">
            <text:p>$4,053.00</text:p>
          </table:table-cell>
          <table:covered-table-cell table:style-name="ce116"/>
          <table:table-cell/>
          <table:table-cell table:style-name="ce114" office:value-type="string" calcext:value-type="string" table:number-columns-spanned="2" table:number-rows-spanned="2">
            <text:p>X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RENTABILIDAD DEL ACTIVO</text:p>
          </table:table-cell>
          <table:covered-table-cell table:style-name="ce115"/>
          <table:table-cell/>
        </table:table-row>
        <table:table-row table:style-name="ro6">
          <table:table-cell table:number-columns-repeated="4"/>
          <table:covered-table-cell table:number-columns-repeated="2"/>
          <table:table-cell/>
          <table:table-cell table:style-name="ce118" table:formula="of:=[.E29]*[.E37]" office:value-type="float" office:value="0.0197831978319783" calcext:value-type="float" table:number-columns-spanned="2" table:number-rows-spanned="1">
            <text:p>0.02</text:p>
          </table:table-cell>
          <table:covered-table-cell table:style-name="ce120"/>
          <table:table-cell/>
        </table:table-row>
        <table:table-row table:style-name="ro6">
          <table:table-cell table:number-columns-repeated="7"/>
          <table:table-cell table:style-name="ce119" table:formula="of:=[.H33]" office:value-type="percentage" office:value="0.0197831978319783" calcext:value-type="percentage" table:number-columns-spanned="2" table:number-rows-spanned="1">
            <text:p>1.98%</text:p>
          </table:table-cell>
          <table:covered-table-cell table:style-name="ce116"/>
          <table:table-cell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VENTA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EResultado.D7]" office:value-type="currency" office:currency="USD" office:value="4053" calcext:value-type="currency" table:number-columns-spanned="2" table:number-rows-spanned="1">
            <text:p>$4,053.00</text:p>
          </table:table-cell>
          <table:covered-table-cell table:style-name="ce116"/>
          <table:table-cell/>
          <table:table-cell table:style-name="ce111" office:value-type="string" calcext:value-type="string" table:number-columns-spanned="2" table:number-rows-spanned="1">
            <text:p>ROTACION DEL ACTIVO</text:p>
          </table:table-cell>
          <table:covered-table-cell table:style-name="ce115"/>
          <table:table-cell table:number-columns-repeated="4"/>
        </table:table-row>
        <table:table-row table:style-name="ro6">
          <table:table-cell table:number-columns-repeated="4"/>
          <table:table-cell table:style-name="ce118" table:formula="of:=[.B36]/[.B41]" office:value-type="float" office:value="0.549186991869919" calcext:value-type="float" table:number-columns-spanned="2" table:number-rows-spanned="1">
            <text:p>0.55</text:p>
          </table:table-cell>
          <table:covered-table-cell table:style-name="ce120"/>
          <table:table-cell table:number-columns-repeated="4"/>
        </table:table-row>
        <table:table-row table:style-name="ro6">
          <table:table-cell/>
          <table:table-cell table:style-name="ce114" office:value-type="string" calcext:value-type="string" table:number-columns-spanned="2" table:number-rows-spanned="1">
            <text:p>/</text:p>
          </table:table-cell>
          <table:covered-table-cell/>
          <table:table-cell/>
          <table:table-cell table:style-name="ce119" table:formula="of:=[.E37]" office:value-type="percentage" office:value="0.549186991869919" calcext:value-type="percentage" table:number-columns-spanned="2" table:number-rows-spanned="1">
            <text:p>54.92%</text:p>
          </table:table-cell>
          <table:covered-table-cell table:style-name="ce116"/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111" office:value-type="string" calcext:value-type="string" table:number-columns-spanned="2" table:number-rows-spanned="1">
            <text:p>ACTIVOS TOTALES</text:p>
          </table:table-cell>
          <table:covered-table-cell table:style-name="ce115"/>
          <table:table-cell table:number-columns-repeated="7"/>
        </table:table-row>
        <table:table-row table:style-name="ro6">
          <table:table-cell/>
          <table:table-cell table:style-name="ce112" table:formula="of:=[Balance.D26]" office:value-type="currency" office:currency="USD" office:value="7380" calcext:value-type="currency" table:number-columns-spanned="2" table:number-rows-spanned="1">
            <text:p>$7,380.00</text:p>
          </table:table-cell>
          <table:covered-table-cell table:style-name="ce11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11P1" style:volatile="true">
      <number:text> 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1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-</number:text>
      <number:number number:decimal-places="2" number:min-integer-digits="1" number:grouping="true"/>
      <number:text> </number:text>
      <style:map style:condition="value()&gt;=0" style:apply-style-name="N124P0"/>
    </number:number-style>
    <number:currency-style style:name="N125">
      <number:currency-symbol number:language="es" number:country="EC">$</number:currency-symbol>
      <number:text> </number:text>
      <number:number number:decimal-places="2" number:min-integer-digits="1" number:grouping="true"/>
    </number:currency-style>
    <number:number-style style:name="N10107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7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8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0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1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C">
      <number:day number:style="long"/>
      <number:text>-</number:text>
      <number:month number:textual="true"/>
    </number:date-style>
    <number:date-style style:name="N10114" number:language="es" number:country="EC">
      <number:month number:textual="true"/>
      <number:text>-</number:text>
      <number:year/>
    </number:date-style>
    <number:time-style style:name="N10115" number:language="es" number:country="EC">
      <number:hours/>
      <number:text>:</number:text>
      <number:minute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</number:time-style>
    <number:time-style style:name="N10118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C">
      <number:number number:decimal-places="0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0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es" number:country="EC">
      <number:number number:decimal-places="2" number:min-integer-digits="1" number:grouping="true"/>
      <number:text> </number:text>
    </number:number-style>
    <number:number-style style:name="N10124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EC">
      <number:number number:decimal-places="2" number:min-integer-digits="1" number:grouping="true"/>
      <number:text> </number:text>
    </number:number-style>
    <number:number-style style:name="N10125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es" number:country="EC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EC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EC">
      <loext:fill-character> </loext:fill-character>
      <number:text>- </number:text>
    </number:number-style>
    <number:text-style style:name="N10129" number:language="es" number:country="EC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EC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s" number:country="EC">
      <number:text> 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s" number:country="EC">
      <number:text> $ </number:text>
      <loext:fill-character> </loext:fill-character>
      <number:text>- </number:text>
    </number:number-style>
    <number:text-style style:name="N10133" number:language="es" number:country="EC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7:57:24.9584157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5:15:07.671143325</meta:creation-date>
    <dc:date>2015-01-05T17:57:39.893284688</dc:date>
    <meta:editing-duration>PT2H6M53S</meta:editing-duration>
    <meta:editing-cycles>22</meta:editing-cycles>
    <meta:generator>LibreOffice/4.3.5.2$Linux_X86_64 LibreOffice_project/430m0$Build-2</meta:generator>
    <meta:document-statistic meta:table-count="4" meta:cell-count="349" meta:object-count="6"/>
  </office:meta>
</office:document-meta>
</file>